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fo:font-weight="bold" officeooo:paragraph-rsid="011c2009" style:font-weight-asian="bold" style:font-weight-complex="bold"/>
    </style:style>
    <style:style style:name="P2" style:family="paragraph" style:parent-style-name="Text_20_body">
      <style:text-properties fo:font-weight="bold" officeooo:rsid="017d27c0" officeooo:paragraph-rsid="017d27c0" style:font-weight-asian="bold" style:font-weight-complex="bold"/>
    </style:style>
    <style:style style:name="P3" style:family="paragraph" style:parent-style-name="Text_20_body">
      <style:text-properties fo:font-weight="bold" officeooo:rsid="01737c13" officeooo:paragraph-rsid="01737c13" style:font-weight-asian="bold" style:font-weight-complex="bold"/>
    </style:style>
    <style:style style:name="P4" style:family="paragraph" style:parent-style-name="Text_20_body">
      <style:text-properties fo:font-weight="bold" officeooo:rsid="018013a3" officeooo:paragraph-rsid="018013a3" style:font-weight-asian="bold" style:font-weight-complex="bold"/>
    </style:style>
    <style:style style:name="P5" style:family="paragraph" style:parent-style-name="Text_20_body">
      <style:text-properties fo:font-weight="bold" officeooo:rsid="01827b95" officeooo:paragraph-rsid="01827b95" style:font-weight-asian="bold" style:font-weight-complex="bold"/>
    </style:style>
    <style:style style:name="P6" style:family="paragraph" style:parent-style-name="Text_20_body">
      <style:text-properties officeooo:paragraph-rsid="0136717d"/>
    </style:style>
    <style:style style:name="P7" style:family="paragraph" style:parent-style-name="Text_20_body">
      <style:text-properties officeooo:paragraph-rsid="0159f874"/>
    </style:style>
    <style:style style:name="P8" style:family="paragraph" style:parent-style-name="Text_20_body">
      <style:text-properties officeooo:rsid="017b8f7f" officeooo:paragraph-rsid="017b8f7f"/>
    </style:style>
    <style:style style:name="P9" style:family="paragraph" style:parent-style-name="Text_20_body">
      <style:text-properties officeooo:rsid="01784571" officeooo:paragraph-rsid="01784571"/>
    </style:style>
    <style:style style:name="P10" style:family="paragraph" style:parent-style-name="Text_20_body">
      <style:text-properties officeooo:paragraph-rsid="017c1f14"/>
    </style:style>
    <style:style style:name="P11" style:family="paragraph" style:parent-style-name="Text_20_body">
      <style:text-properties officeooo:rsid="017c1f14" officeooo:paragraph-rsid="017d27c0"/>
    </style:style>
    <style:style style:name="P12" style:family="paragraph" style:parent-style-name="Text_20_body">
      <style:text-properties officeooo:rsid="017d27c0" officeooo:paragraph-rsid="017d27c0"/>
    </style:style>
    <style:style style:name="P13" style:family="paragraph" style:parent-style-name="Text_20_body">
      <style:text-properties officeooo:rsid="017db24f" officeooo:paragraph-rsid="017db24f"/>
    </style:style>
    <style:style style:name="P14" style:family="paragraph" style:parent-style-name="Text_20_body">
      <style:text-properties officeooo:rsid="017f3ef3" officeooo:paragraph-rsid="018013a3"/>
    </style:style>
    <style:style style:name="P15" style:family="paragraph" style:parent-style-name="Text_20_body">
      <style:text-properties fo:font-weight="normal" officeooo:rsid="017af9ef" officeooo:paragraph-rsid="017275e9" style:font-weight-asian="normal" style:font-weight-complex="normal"/>
    </style:style>
    <style:style style:name="P16" style:family="paragraph" style:parent-style-name="Text_20_body">
      <style:text-properties fo:font-weight="normal" officeooo:rsid="017f3ef3" officeooo:paragraph-rsid="017f3ef3" style:font-weight-asian="normal" style:font-weight-complex="normal"/>
    </style:style>
    <style:style style:name="P17" style:family="paragraph" style:parent-style-name="Text_20_body">
      <style:text-properties fo:font-weight="normal" officeooo:rsid="018013a3" officeooo:paragraph-rsid="018013a3" style:font-weight-asian="normal" style:font-weight-complex="normal"/>
    </style:style>
    <style:style style:name="P18" style:family="paragraph" style:parent-style-name="Text_20_body">
      <style:text-properties fo:font-weight="normal" officeooo:rsid="017d27c0" officeooo:paragraph-rsid="017d27c0" style:font-weight-asian="normal" style:font-weight-complex="normal"/>
    </style:style>
    <style:style style:name="P19" style:family="paragraph" style:parent-style-name="Text_20_body">
      <style:text-properties fo:font-weight="normal" officeooo:rsid="017c1f14" officeooo:paragraph-rsid="017c1f14" style:font-weight-asian="normal" style:font-weight-complex="normal"/>
    </style:style>
    <style:style style:name="P20" style:family="paragraph" style:parent-style-name="Text_20_body">
      <style:text-properties fo:font-weight="normal" officeooo:rsid="01827b95" officeooo:paragraph-rsid="01827b95" style:font-weight-asian="normal" style:font-weight-complex="normal"/>
    </style:style>
    <style:style style:name="P21" style:family="paragraph" style:parent-style-name="Text_20_body">
      <style:text-properties officeooo:paragraph-rsid="018013a3"/>
    </style:style>
    <style:style style:name="P22" style:family="paragraph" style:parent-style-name="Text_20_body">
      <style:text-properties officeooo:paragraph-rsid="01811fff"/>
    </style:style>
    <style:style style:name="P23" style:family="paragraph" style:parent-style-name="Text_20_body">
      <style:text-properties officeooo:rsid="018013a3" officeooo:paragraph-rsid="018013a3"/>
    </style:style>
    <style:style style:name="P24" style:family="paragraph" style:parent-style-name="Text_20_body">
      <style:text-properties officeooo:rsid="0185eb8a" officeooo:paragraph-rsid="0185eb8a"/>
    </style:style>
    <style:style style:name="P25" style:family="paragraph" style:parent-style-name="Text_20_body">
      <style:text-properties fo:font-weight="normal" officeooo:rsid="0186381a" officeooo:paragraph-rsid="0186381a"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29c951" style:font-weight-asian="bold" style:font-weight-complex="bold"/>
    </style:style>
    <style:style style:name="T3" style:family="text">
      <style:text-properties fo:font-weight="bold" officeooo:rsid="012539c3" style:font-weight-asian="bold" style:font-weight-complex="bold"/>
    </style:style>
    <style:style style:name="T4" style:family="text">
      <style:text-properties fo:font-weight="bold" officeooo:rsid="0133d2b9" style:font-weight-asian="bold" style:font-weight-complex="bold"/>
    </style:style>
    <style:style style:name="T5" style:family="text">
      <style:text-properties fo:font-weight="bold" officeooo:rsid="0147670a" style:font-weight-asian="bold" style:font-weight-complex="bold"/>
    </style:style>
    <style:style style:name="T6" style:family="text">
      <style:text-properties fo:font-weight="bold" officeooo:rsid="0176f8f6" style:font-weight-asian="bold" style:font-weight-complex="bold"/>
    </style:style>
    <style:style style:name="T7" style:family="text">
      <style:text-properties fo:font-weight="bold" officeooo:rsid="017c1f14" style:font-weight-asian="bold" style:font-weight-complex="bold"/>
    </style:style>
    <style:style style:name="T8" style:family="text">
      <style:text-properties fo:font-weight="bold" officeooo:rsid="017f3ef3" style:font-weight-asian="bold" style:font-weight-complex="bold"/>
    </style:style>
    <style:style style:name="T9" style:family="text">
      <style:text-properties fo:font-weight="bold" officeooo:rsid="01811fff" style:font-weight-asian="bold" style:font-weight-complex="bold"/>
    </style:style>
    <style:style style:name="T10" style:family="text">
      <style:text-properties fo:font-weight="bold" officeooo:rsid="01827b95" style:font-weight-asian="bold" style:font-weight-complex="bold"/>
    </style:style>
    <style:style style:name="T11" style:family="text">
      <style:text-properties fo:font-weight="bold" officeooo:rsid="018013a3"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176f8f6" style:font-weight-asian="normal" style:font-weight-complex="normal"/>
    </style:style>
    <style:style style:name="T14" style:family="text">
      <style:text-properties fo:font-weight="normal" officeooo:rsid="017b8f7f" style:font-weight-asian="normal" style:font-weight-complex="normal"/>
    </style:style>
    <style:style style:name="T15" style:family="text">
      <style:text-properties fo:font-weight="normal" officeooo:rsid="017c1f14" style:font-weight-asian="normal" style:font-weight-complex="normal"/>
    </style:style>
    <style:style style:name="T16" style:family="text">
      <style:text-properties fo:font-weight="normal" officeooo:rsid="0147670a" style:font-weight-asian="normal" style:font-weight-complex="normal"/>
    </style:style>
    <style:style style:name="T17" style:family="text">
      <style:text-properties fo:font-weight="normal" officeooo:rsid="017d27c0" style:font-weight-asian="normal" style:font-weight-complex="normal"/>
    </style:style>
    <style:style style:name="T18" style:family="text">
      <style:text-properties fo:font-weight="normal" officeooo:rsid="017db24f" style:font-weight-asian="normal" style:font-weight-complex="normal"/>
    </style:style>
    <style:style style:name="T19" style:family="text">
      <style:text-properties fo:font-weight="normal" officeooo:rsid="017f3ef3" style:font-weight-asian="normal" style:font-weight-complex="normal"/>
    </style:style>
    <style:style style:name="T20" style:family="text">
      <style:text-properties fo:font-weight="normal" officeooo:rsid="018013a3" style:font-weight-asian="normal" style:font-weight-complex="normal"/>
    </style:style>
    <style:style style:name="T21" style:family="text">
      <style:text-properties fo:font-weight="normal" officeooo:rsid="01811fff" style:font-weight-asian="normal" style:font-weight-complex="normal"/>
    </style:style>
    <style:style style:name="T22" style:family="text">
      <style:text-properties fo:font-weight="normal" officeooo:rsid="01827b95" style:font-weight-asian="normal" style:font-weight-complex="normal"/>
    </style:style>
    <style:style style:name="T23" style:family="text">
      <style:text-properties fo:font-weight="normal" officeooo:rsid="0183c7a3" style:font-weight-asian="normal" style:font-weight-complex="normal"/>
    </style:style>
    <style:style style:name="T24" style:family="text">
      <style:text-properties fo:font-weight="normal" officeooo:rsid="01848dd4" style:font-weight-asian="normal" style:font-weight-complex="normal"/>
    </style:style>
    <style:style style:name="T25" style:family="text">
      <style:text-properties fo:font-weight="normal" officeooo:rsid="0185eb8a" style:font-weight-asian="normal" style:font-weight-complex="normal"/>
    </style:style>
    <style:style style:name="T26" style:family="text">
      <style:text-properties fo:font-weight="normal" officeooo:rsid="0186381a" style:font-weight-asian="normal" style:font-weight-complex="normal"/>
    </style:style>
    <style:style style:name="T27" style:family="text">
      <style:text-properties officeooo:rsid="00e51007"/>
    </style:style>
    <style:style style:name="T28" style:family="text">
      <style:text-properties officeooo:rsid="01548716"/>
    </style:style>
    <style:style style:name="T29" style:family="text">
      <style:text-properties officeooo:rsid="017b8f7f"/>
    </style:style>
    <style:style style:name="T30" style:family="text">
      <style:text-properties officeooo:rsid="0176f8f6"/>
    </style:style>
    <style:style style:name="T31" style:family="text">
      <style:text-properties style:text-position="super 5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CB IT Stuff recording <text:span text:style-name="T29">4 May</text:span> 201<text:span text:style-name="T28">6</text:span> transmission <text:span text:style-name="T29">5/6 May</text:span> 201<text:span text:style-name="T28">6</text:span></text:p>
      <text:p text:style-name="P7"><text:span text:style-name="T2">[0]</text:span><text:span text:style-name="T27"> Hey everybody and welcome to IT Stuff coming at you from the heart of the Gigabit City of Bradford! With me today are my two cryptobuddies, Dick and Kriss. And I’m Satoshi, and so is my wife. Dick, it’s great to have you back with us, you’re now officially an IT Lecturer. Cor! But we’re missing Shi today, look forward to catching up with you sometime Shi.</text:span></text:p>
      <text:p text:style-name="P15">Anyway, on with the show. We’ll be talking about the big bitcoin story, is this bloke really Satoshi Nakamoto? Spoilers – NO. If you’re a Mexican voter, how stuffed are you? Spoilers – very stuffed. </text:p>
      <text:p text:style-name="P3">[<text:span text:style-name="T29">2</text:span> Min]<text:span text:style-name="T12"> </text:span><text:span text:style-name="T20">Yeah. L</text:span><text:span text:style-name="T14">et’s start </text:span><text:span text:style-name="T19">with the wacky world of bitcoin. It was all over the BBC News the other morning, Rory Double Barrelled and The Economist and GQ Magazine had an exclusive. They reckoned that some Aussie bloke had actually proved he was the originator of Bitcoin. Turns out, it’s the same Aussie bloke that popped up last year with fabricated documents and blog posts that had been doctored to backdate them. So yes, a few tiny red flags there, but anyway here’s two other people with a vested interest in Bitcoin and they’re convinced, because secret stuff in a hotel room.</text:span></text:p>
      <text:p text:style-name="P16">Took the net about three hours to debunk it. Took the journos another couple of hours to start half hearted back pedalling, saying doubts had been raised. Seriously, it’s not doubts when Dan Kaminsky posts the word “facepalm”.</text:p>
      <text:p text:style-name="P4"><text:span text:style-name="T19">(</text:span><text:span text:style-name="T12">big blockians/little blockians, Satoshi’s pile of money, the screenshot shell script ‘$signiture’ etc)</text:span></text:p>
      <text:p text:style-name="P14"><text:span text:style-name="T12">GQ Magazine? <text:s/>Come on. </text:span><text:span text:style-name="T20">It’s a scam. </text:span><text:span text:style-name="T13">T</text:span><text:span text:style-name="T12">he smart money says that Satoshi was </text:span><text:span text:style-name="T20">someone called David Kleiman, who Craig Wright used to know, and who is now dead. You can’t take it with you.</text:span></text:p>
      <text:p text:style-name="P17">By the time this show goes out, it’s possible Craig Wright might move some early bitcoins around in a further attempt to convince us all. It’s quite possible Mr Wright does control some early bitcoins, but the question is, how early? We shall see.</text:p>
      <text:p text:style-name="P21"><text:span text:style-name="T11">[7 Min]</text:span><text:span text:style-name="T20"> </text:span><text:span text:style-name="T22">Moving on, great news for democracy in Mexico, they’ve got 93,424,710 </text:span><text:span text:style-name="T23">voters, how do we know this? Because the whole 132 Gb voter database has leaked. </text:span><text:span text:style-name="T24">Names, addresses, dates of birth. Not good. Here in Gigabit City Bradford that would take oooooh nanoseconds to download! And what with all our voting palaver going on this week you might care to think about that if you’re wondering whether electronic voting is a good idea.</text:span></text:p>
      <text:p text:style-name="P22"><text:span text:style-name="T6">[</text:span><text:span text:style-name="T9">10 Min]</text:span><text:span text:style-name="T21"> </text:span><text:span text:style-name="T24">What’s up next</text:span><text:span text:style-name="T21"> – was yer BT Internet Mail went down a couple of weeks ago? Wondering, y’know, why? That’ll be because everyone’s email was redirected to </text:span><text:a xlink:type="simple" xlink:href="mailto:stevewebb2@btinternet.com" text:style-name="Internet_20_link" text:visited-style-name="Visited_20_Internet_20_Link"><text:span text:style-name="T12">stevewebb2@btinternet.com</text:span></text:a><text:span text:style-name="T12">, </text:span><text:span text:style-name="T21">until the maibox filled up – didn’t take long. Funnily enough according to Linkedin there is, or was, a Steve Webb who says he’s just taken over looking after the mail gateway for BT. Mm hm. </text:span><text:span text:style-name="T24">And in other news there’s a nuclear power station in Germany with a virus. </text:span><text:span text:style-name="T25">Shall I go for it? Ok... </text:span><text:bookmark text:name="articleText"/><text:span text:style-name="T25">Gundremmingen B has a dose of </text:span><text:bookmark text:name="articleText1"/><text:span text:style-name="T25">"W32.Ramnit" and "Conficker”.</text:span></text:p>
      <text:p text:style-name="P23"><text:span text:style-name="T6">[</text:span><text:span text:style-name="T1">12 Min]</text:span><text:span text:style-name="T12"> Publicity stunt news – Radiohead have deleted their entire online presence to plug their new album. Meh. </text:span><text:span text:style-name="T21">Whereas</text:span><text:span text:style-name="T12">, turns out Pavement – remember them? </text:span><text:span text:style-name="T21">have been on the twitters discussing the horse racing courses of Yorkshire. Apparently the stiff uphill finish at Pontefract favours front runners drawn low. And I’m indebted to Joseph ‘Basement Scene’ Emmett for that one.</text:span></text:p>
      <text:p text:style-name="P24"><text:span text:style-name="T9">[</text:span><text:span text:style-name="T1">13 Min]</text:span><text:span text:style-name="T12"> </text:span></text:p>
      <text:p text:style-name="P11"><text:span text:style-name="T6">[</text:span><text:span text:style-name="T1">1</text:span><text:span text:style-name="T10">5</text:span><text:span text:style-name="T1"> Min]</text:span><text:span text:style-name="T12"> You’re listening to IT Stuff on that there radio what they used to have. Tuwned in to Bwadfad. Coming up, another report from Leeds Hack, and we go on hold with the Register. </text:span></text:p>
      <text:p text:style-name="P12"><text:span text:style-name="T12">But first </text:span><text:span text:style-name="T20">here’s your</text:span><text:span text:style-name="T12"> weather forecast here on BCB 106.6 FM. Central Bradford – Scorchio! Shipley – Scorchio! </text:span><text:span text:style-name="T18">West Bowling – Scorchio! And Thackley, Microsoft recommends upgrading to Windows 10! Upgrade now, or just start downloading?</text:span></text:p>
      <text:p text:style-name="P13"><text:span text:style-name="T18">Y</text:span><text:span text:style-name="T12">eah, unless you’ve been living under a rock you’ll have heard that a TV Weather forecast in the States on KCCI 8 Iowa had its weather map suddenly replaced by the Windows 10 Upgrade screen, </text:span><text:soft-page-break/><text:span text:style-name="T12">live on air. Not good, is it. Metinka Slater (basically that’s their Keeley right?) Anyway she said sarcastically “What should I do”. So today’s IT Stuff Consumer tip, if you’re listening Keeley, </text:span><text:span text:style-name="T19">search for GWX Control Panel. That’ll sort it.</text:span></text:p>
      <text:p text:style-name="P11"><text:span text:style-name="T8">[1</text:span><text:span text:style-name="T10">7</text:span><text:span text:style-name="T8"> Min]</text:span><text:span text:style-name="T19"> </text:span><text:span text:style-name="T17">And now it’s time for Anniversary Corner!</text:span></text:p>
      <text:p text:style-name="P2">ANNIVERSARY.WAV</text:p>
      <text:p text:style-name="P12"><text:span text:style-name="T13">W</text:span><text:span text:style-name="T12">ho’s in anniversary corner this month? It’s the hundredth birthday of Claude Shannon, of </text:span><text:span text:style-name="T26">Information Theory</text:span><text:span text:style-name="T12"> fame. </text:span><text:span text:style-name="T26">So what do we know about him then? Not a lot? Fire up wikipedia? No?</text:span></text:p>
      <text:p text:style-name="P25">Ok, never mind…. What else can we talk about? The drone that was a plastic bag? Ohhh… the CHIP is almost out!!!</text:p>
      <text:p text:style-name="P12"><text:span text:style-name="T6">[</text:span><text:span text:style-name="T10">19</text:span><text:span text:style-name="T6"> </text:span><text:span text:style-name="T1">Min]</text:span><text:span text:style-name="T12"> Right, now it’s time for one of our teeny tiny podcastlets from last year’s Leeds Hack, this is where our roving reporter Brian </text:span><text:span text:style-name="T22">traps people doing stuff and</text:span><text:span text:style-name="T12"> this time he’s </text:span><text:span text:style-name="T22">entrapped Rob, Sam, Alex and Rob, with a project called Movie Me.</text:span></text:p>
      <text:p text:style-name="P5">MOVIEME.WAV [5 min 33 sec]</text:p>
      <text:p text:style-name="P18">Hah, that was great, once again many thanks to Brian and the interviewees at Leeds Hack.</text:p>
      <text:p text:style-name="P20">Err. <text:span text:style-name="T30">Q</text:span>uick plug for Bradford Coder Dojo, the last one was cancelled, sorry about that but the next one is Saturday 21<text:span text:style-name="T31">st</text:span> of May. Got that Kriss?</text:p>
      <text:p text:style-name="P8"><text:span text:style-name="T6">[</text:span><text:span text:style-name="T1">2</text:span><text:span text:style-name="T10">5</text:span><text:span text:style-name="T1"> Min]</text:span><text:span text:style-name="T12"> Ok that’s about the end of the show everybody. For our closing music today we’ve got something a little bit unusual. If you read The Register, you’ll probably have seen their story about how to cope with unwanted sales calls at work. Some nameless tech firm was describing how they cope. They’ve set up a special extension on their phone system – Extension 666 as it happens – and </text:span><text:span text:style-name="T15">recorded some very special hold music. The full thing is twelve minutes, and, er</text:span><text:span text:style-name="T12">, and if the caller on hold presses any button at all, the recording goes right back to the start.</text:span></text:p>
      <text:p text:style-name="P8"><text:span text:style-name="T12">If any of you have heard this already, I am truly truly sorry, </text:span><text:span text:style-name="T15">but</text:span><text:span text:style-name="T12"> yes I really am going to play this on the radio. Here is </text:span><text:span text:style-name="T15">just a tiny bit of </text:span><text:span text:style-name="T12">‘Sales Call Abyss’ by Soundcloud user </text:span><text:span text:style-name="T15">237714155. Take it away! Please!</text:span></text:p>
      <text:p text:style-name="P9"><text:span text:style-name="T6">[</text:span><text:span text:style-name="T1">2</text:span><text:span text:style-name="T10">6</text:span><text:span text:style-name="T1"> min </text:span><text:span text:style-name="T10">30 sec</text:span><text:span text:style-name="T1">] </text:span><text:span text:style-name="T7">ABYSS</text:span><text:span text:style-name="T1">.WAV</text:span></text:p>
      <text:p text:style-name="P6"><text:span text:style-name="T3">[29 min 5</text:span><text:span text:style-name="T4">2</text:span><text:span text:style-name="T3"> sec] end</text:span></text:p>
      <text:p text:style-name="P10"><text:span text:style-name="T3">M</text:span><text:span text:style-name="T5">usicstuffs:<text:line-break/></text:span><text:span text:style-name="T16">‘</text:span><text:span text:style-name="T14">Sales Call Abyss’ by Soundcloud user </text:span><text:span text:style-name="T15">237714155<text:line-break/></text:span><text:a xlink:type="simple" xlink:href="https://soundcloud.com/user-237714155/sales-call-abyss" text:style-name="Internet_20_link" text:visited-style-name="Visited_20_Internet_20_Link"><text:span text:style-name="T15">https://soundcloud.com/user-237714155/sales-call-abyss</text:span></text:a></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Marathi1" svg:font-family="'Lohit Marath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Zen Hei" style:font-family-asian="'WenQuanYi Zen Hei'" style:font-family-generic-asian="system" style:font-pitch-asian="variable" style:font-size-asian="24pt" style:font-weight-asian="bold" style:font-name-complex="Lohit Marathi" style:font-family-complex="'Lohit Marathi'"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Arial Unicode MS" style:font-family-asian="'Arial Unicode MS'" style:font-family-generic-asian="system" style:font-pitch-asian="variable" style:font-size-asian="7pt" style:font-weight-asian="bold" style:font-name-complex="Lucida Sans" style:font-family-complex="'Lucida Sans'" style:font-family-generic-complex="system" style:font-pitch-complex="variable" style:font-size-complex="7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3T10:40:21.943372363</meta:creation-date>
    <dc:date>2016-05-04T15:12:36.086404975</dc:date>
    <meta:editing-duration>PT7H20M15S</meta:editing-duration>
    <meta:editing-cycles>64</meta:editing-cycles>
    <meta:generator>LibreOffice/5.1.0.3$Linux_X86_64 LibreOffice_project/10m0$Build-3</meta:generator>
    <meta:document-statistic meta:table-count="0" meta:image-count="0" meta:object-count="0" meta:page-count="2" meta:paragraph-count="28" meta:word-count="1038" meta:character-count="5975" meta:non-whitespace-character-count="4950"/>
  </office:meta>
</office:document-meta>
</file>